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viewing_20_key">
      <style:graphic-properties draw:fill-color="#f2f410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4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53cm"/>
    </style:style>
    <style:style style:name="gr7" style:family="graphic" style:parent-style-name="viewing_20_key">
      <style:graphic-properties draw:fill-color="#ff0000"/>
    </style:style>
    <style:style style:name="P1" style:family="paragraph">
      <loext:graphic-properties draw:fill-color="#f2f410"/>
      <style:text-properties style:font-name="Nimbus Sans L" fo:font-style="normal" fo:font-weight="normal"/>
    </style:style>
    <style:style style:name="P2" style:family="paragraph"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6" style:family="paragraph">
      <loext:graphic-properties draw:fill="none" draw:fill-color="#ffffff"/>
      <style:text-properties style:font-name="Nimbus Sans L" fo:font-style="normal" fo:font-weight="normal"/>
    </style:style>
    <style:style style:name="P7" style:family="paragraph">
      <loext:graphic-properties draw:fill-color="#ff0000"/>
      <style:text-properties style:font-name="Nimbus Sans L" fo:font-style="normal" fo:font-weight="normal"/>
    </style:style>
    <style:style style:name="P8" style:family="paragraph">
      <style:text-properties style:font-name="Cabin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Cabin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Nimbus Sans L" fo:font-size="12pt" style:font-size-asian="12pt" style:font-size-complex="12pt"/>
    </style:style>
    <style:style style:name="T2" style:family="text">
      <style:text-properties style:font-name="Nimbus Sans 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1.27cm" svg:x="0.9cm" svg:y="2.93cm" draw:corner-radius="0.635cm">
          <text:p/>
        </draw:rect>
        <draw:rect draw:style-name="payment_20_address" draw:text-style-name="P2" draw:layer="layout" svg:width="4.445cm" svg:height="1.27cm" svg:x="0.9cm" svg:y="0.9cm" draw:corner-radius="0.635cm">
          <text:p/>
        </draw:rect>
        <draw:connector draw:style-name="gr2" draw:text-style-name="P3" draw:layer="layout" draw:type="line" svg:x1="1.978cm" svg:y1="3.198cm" svg:x2="1.981cm" svg:y2="2.036cm" svg:d="M1978 3198l3-1162" svg:viewBox="0 0 4 1163">
          <text:p/>
        </draw:connector>
        <draw:g>
          <draw:frame draw:style-name="gr3" draw:text-style-name="P5" draw:layer="layout" svg:width="0.951cm" svg:height="0.78cm" svg:x="1.705cm" svg:y="1.326cm">
            <draw:text-box>
              <text:p text:style-name="P4"><text:span text:style-name="T1">pk</text:span></text:p>
            </draw:text-box>
          </draw:frame>
          <draw:frame draw:style-name="gr3" draw:text-style-name="P6" draw:layer="layout" svg:width="0.853cm" svg:height="1.038cm" svg:x="1.322cm" svg:y="0.973cm">
            <draw:text-box>
              <text:p text:style-name="P2"><text:span text:style-name="T2">a</text:span></text:p>
            </draw:text-box>
          </draw:frame>
        </draw:g>
        <draw:g>
          <draw:frame draw:style-name="gr3" draw:text-style-name="P5" draw:layer="layout" svg:width="1.188cm" svg:height="0.78cm" svg:x="3.754cm" svg:y="1.326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3.042cm" svg:y="0.973cm">
            <draw:text-box>
              <text:p text:style-name="P2"><text:span text:style-name="T2">pk</text:span></text:p>
            </draw:text-box>
          </draw:frame>
        </draw:g>
        <draw:g>
          <draw:frame draw:style-name="gr3" draw:text-style-name="P5" draw:layer="layout" svg:width="1.188cm" svg:height="0.78cm" svg:x="3.779cm" svg:y="3.35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3.066cm" svg:y="2.997cm">
            <draw:text-box>
              <text:p text:style-name="P2"><text:span text:style-name="T2">sk</text:span></text:p>
            </draw:text-box>
          </draw:frame>
        </draw:g>
        <draw:connector draw:style-name="gr2" draw:text-style-name="P3" draw:layer="layout" draw:type="line" svg:x1="3.442cm" svg:y1="5.4cm" svg:x2="4cm" svg:y2="4.078cm" svg:d="M3442 5400l558-1322" svg:viewBox="0 0 559 1323">
          <text:p/>
        </draw:connector>
        <draw:g>
          <draw:frame draw:style-name="gr5" draw:text-style-name="P5" draw:layer="layout" svg:width="0.951cm" svg:height="0.78cm" svg:x="1.75cm" svg:y="3.348cm">
            <draw:text-box>
              <text:p text:style-name="P4"><text:span text:style-name="T1">vk</text:span></text:p>
            </draw:text-box>
          </draw:frame>
          <draw:frame draw:style-name="gr6" draw:text-style-name="P6" draw:layer="layout" svg:width="0.853cm" svg:height="1.038cm" svg:x="1.367cm" svg:y="2.995cm">
            <draw:text-box>
              <text:p text:style-name="P2"><text:span text:style-name="T2">a</text:span></text:p>
            </draw:text-box>
          </draw:frame>
        </draw:g>
        <draw:rect draw:style-name="gr7" draw:text-style-name="P7" draw:layer="layout" svg:width="2.4cm" svg:height="1.27cm" svg:x="1.9cm" svg:y="4.93cm" draw:corner-radius="0.635cm">
          <text:p/>
        </draw:rect>
        <draw:g>
          <draw:frame draw:style-name="gr5" draw:text-style-name="P5" draw:layer="layout" svg:width="0.951cm" svg:height="0.78cm" svg:x="2.849cm" svg:y="5.353cm">
            <draw:text-box>
              <text:p text:style-name="P4"><text:span text:style-name="T1">sk</text:span></text:p>
            </draw:text-box>
          </draw:frame>
          <draw:frame draw:style-name="gr6" draw:text-style-name="P6" draw:layer="layout" svg:width="0.853cm" svg:height="1.038cm" svg:x="2.466cm" svg:y="5cm">
            <draw:text-box>
              <text:p text:style-name="P2"><text:span text:style-name="T2">a</text:span></text:p>
            </draw:text-box>
          </draw:frame>
        </draw:g>
        <draw:connector draw:style-name="gr2" draw:text-style-name="P3" draw:layer="layout" draw:type="line" svg:x1="2.658cm" svg:y1="5.4cm" svg:x2="2.1cm" svg:y2="4.078cm" svg:d="M2658 5400l-558-1322" svg:viewBox="0 0 559 1323">
          <text:p/>
        </draw:connector>
        <draw:connector draw:style-name="gr2" draw:text-style-name="P3" draw:layer="layout" draw:type="line" svg:x1="4cm" svg:y1="3.2cm" svg:x2="4.003cm" svg:y2="2.038cm" svg:d="M4000 3200l3-1162" svg:viewBox="0 0 4 1163">
          <text:p/>
        </draw:connector>
        <draw:frame draw:style-name="gr3" draw:text-style-name="P9" draw:layer="layout" svg:width="3.935cm" svg:height="0.856cm" svg:x="5.565cm" svg:y="1.1cm">
          <draw:text-box>
            <text:p text:style-name="P8"><text:span text:style-name="T3">Payment address</text:span></text:p>
          </draw:text-box>
        </draw:frame>
        <draw:frame draw:style-name="gr3" draw:text-style-name="P9" draw:layer="layout" svg:width="2.813cm" svg:height="0.856cm" svg:x="5.565cm" svg:y="3.1cm">
          <draw:text-box>
            <text:p text:style-name="P8"><text:span text:style-name="T3">Viewing key</text:span></text:p>
          </draw:text-box>
        </draw:frame>
        <draw:frame draw:style-name="gr3" draw:text-style-name="P9" draw:layer="layout" svg:width="3.122cm" svg:height="0.856cm" svg:x="5.565cm" svg:y="5.1cm">
          <draw:text-box>
            <text:p text:style-name="P8"><text:span text:style-name="T3">Spend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17T00:29:57.865637635</dc:date>
    <meta:editing-duration>PT25M52S</meta:editing-duration>
    <meta:editing-cycles>8</meta:editing-cycles>
    <meta:generator>LibreOffice/5.0.2.2$Linux_X86_64 LibreOffice_project/00m0$Build-2</meta:generator>
    <meta:document-statistic meta:object-count="25"/>
  </office:meta>
</office:document-meta>
</file>